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style:vertical-align="automatic" fo:wrap-option="wrap" fo:background-color="#000000"/>
    </style:style>
    <style:style style:name="ce9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8.75770833333333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53.65pt" style:use-optimal-row-height="false" fo:break-before="auto"/>
    </style:style>
    <style:style style:name="ro8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In progress</text:p>
          </table:table-cell>
          <table:table-cell table:number-columns-repeated="16376" table:style-name="ce3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ask 8</text:p>
          </table:table-cell>
          <table:table-cell office:value-type="string" table:style-name="ce5">
            <text:p>Persisten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Task 9</text:p>
          </table:table-cell>
          <table:table-cell office:value-type="string" table:style-name="ce5">
            <text:p>Presentatio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6.3" table:style-name="ce1">
            <text:p>6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sistence</text:p>
          </table:table-cell>
          <table:table-cell office:value-type="string" table:style-name="ce5">
            <text:p>The developer can checkout the repository and a database with sample data is created.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pdate Class Diagram</text:p>
          </table:table-cell>
          <table:table-cell table:style-name="ce5"/>
          <table:table-cell office:value-type="string" table:style-name="ce1">
            <text:p>MS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5">
          <table:table-cell office:value-type="float" office:value="8.1" table:style-name="ce1">
            <text:p>8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al Presentation</text:p>
          </table:table-cell>
          <table:table-cell office:value-type="string" table:style-name="ce5">
            <text:p>All stakeholders have a clear idea of how far the project is, what still needs to be done and what experiences were made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 integration</text:p>
          </table:table-cell>
          <table:table-cell office:value-type="string" table:style-name="ce5">
            <text:p>The user can chat with other user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5.2" table:style-name="ce1">
            <text:p>5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cess rights</text:p>
          </table:table-cell>
          <table:table-cell office:value-type="string" table:style-name="ce5">
            <text:p>The user can only see the data applicable to himself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number-rows-repeated="1048532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9">
            <text:p>Sprint</text:p>
          </table:table-cell>
          <table:table-cell office:value-type="string" table:style-name="ce9">
            <text:p>Time of Record</text:p>
          </table:table-cell>
          <table:table-cell office:value-type="string" table:style-name="ce9">
            <text:p>Remaining Effort</text:p>
          </table:table-cell>
          <table:table-cell office:value-type="string" table:style-name="ce9">
            <text:p>Remaining Ressources</text:p>
          </table:table-cell>
          <table:table-cell table:number-columns-repeated="16380" table:style-name="ce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10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10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Sprint_Backlog.A1:Sprint_Backlog.K19" table:name="__Anonymous_Sheet_DB__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2</meta:generator>
    <meta:initial-creator>Juergen Vogel</meta:initial-creator>
    <dc:creator>Marc Häsler</dc:creator>
    <meta:creation-date>2012-11-08T11:09:41Z</meta:creation-date>
    <dc:date>2019-06-05T16:23:47Z</dc:date>
    <meta:editing-cycles>17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